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fo:min-height="1.25cm"/>
    </style:style>
    <style:style style:name="gr2" style:family="graphic" style:parent-style-name="standard">
      <style:graphic-properties draw:stroke="none" svg:stroke-color="#000000" draw:fill="none" draw:fill-color="#ffffff" fo:min-height="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fo:min-height="1cm"/>
    </style:style>
    <style:style style:name="gr5" style:family="graphic" style:parent-style-name="standard">
      <style:graphic-properties draw:stroke="none" svg:stroke-color="#000000" draw:fill="none" draw:fill-color="#ffffff" fo:min-height="0.75cm"/>
    </style:style>
    <style:style style:name="gr6" style:family="graphic" style:parent-style-name="standard">
      <style:graphic-properties draw:fill="none" draw:textarea-horizontal-align="center" draw:textarea-vertical-align="middle"/>
    </style:style>
    <style:style style:name="gr7" style:family="graphic" style:parent-style-name="standard">
      <style:graphic-properties draw:stroke="none" svg:stroke-color="#000000" draw:fill="none" draw:fill-color="#ffffff" fo:min-height="2.25cm"/>
    </style:style>
    <style:style style:name="gr8" style:family="graphic" style:parent-style-name="standard">
      <style:graphic-properties draw:fill="none" draw:textarea-horizontal-align="center" draw:textarea-vertical-align="middle"/>
    </style:style>
    <style:style style:name="gr9" style:family="graphic" style:parent-style-name="standard">
      <style:graphic-properties draw:stroke="none" svg:stroke-color="#000000" draw:fill="none" draw:fill-color="#ffffff" fo:min-height="6.25cm"/>
    </style:style>
    <style:style style:name="P1" style:family="paragraph">
      <style:text-properties fo:font-size="36pt" style:font-size-asian="36pt" style:font-size-complex="36pt"/>
    </style:style>
    <style:style style:name="P2" style:family="paragraph">
      <style:text-properties fo:font-size="18pt"/>
    </style:style>
    <style:style style:name="P3" style:family="paragraph">
      <style:text-properties fo:font-size="24pt" style:font-size-asian="24pt" style:font-size-complex="24pt"/>
    </style:style>
    <style:style style:name="P4" style:family="paragraph">
      <style:text-properties fo:color="#999999" fo:font-size="24pt" style:font-size-asian="24pt" style:font-size-complex="24pt"/>
    </style:style>
    <style:style style:name="P5" style:family="paragraph">
      <style:text-properties fo:color="#000000" fo:font-size="24pt" style:font-size-asian="24pt" style:font-size-complex="24pt"/>
    </style:style>
    <style:style style:name="P6" style:family="paragraph">
      <style:paragraph-properties fo:text-align="center"/>
    </style:style>
    <style:style style:name="P7" style:family="paragraph">
      <style:paragraph-properties fo:text-align="end"/>
    </style:style>
    <style:style style:name="P8" style:family="paragraph">
      <style:paragraph-properties fo:text-align="end"/>
      <style:text-properties fo:font-size="24pt" fo:font-weight="bold" style:font-size-asian="24pt" style:font-weight-asian="bold" style:font-size-complex="24pt" style:font-weight-complex="bold"/>
    </style:style>
    <style:style style:name="P9" style:family="paragraph">
      <style:paragraph-properties style:text-autospace="none"/>
      <style:text-properties fo:font-family="Wingdings" style:font-charset="x-symbol" fo:font-size="24pt" fo:font-weight="bold" style:font-family-asian="Wingdings" style:font-charset-asian="x-symbol" style:font-size-asian="24pt" style:font-weight-asian="bold" style:font-family-complex="Wingdings" style:font-charset-complex="x-symbol" style:font-size-complex="24pt" style:font-weight-complex="bold"/>
    </style:style>
    <style:style style:name="P10" style:family="paragraph">
      <style:paragraph-properties fo:text-align="center"/>
      <style:text-properties fo:font-size="24pt" fo:font-weight="bold" style:font-size-asian="24pt" style:font-weight-asian="bold" style:font-size-complex="24pt" style:font-weight-complex="bold"/>
    </style:style>
    <style:style style:name="P11" style:family="paragraph">
      <style:paragraph-properties fo:text-align="end"/>
      <style:text-properties fo:font-size="18pt" fo:font-weight="bold" style:font-size-asian="18pt" style:font-size-complex="18pt"/>
    </style:style>
    <style:style style:name="P12" style:family="paragraph">
      <style:paragraph-properties fo:text-align="end"/>
      <style:text-properties fo:font-size="18pt" fo:font-weight="bold" style:font-size-asian="24pt" style:font-size-complex="24pt"/>
    </style:style>
    <style:style style:name="P13" style:family="paragraph">
      <style:paragraph-properties fo:text-align="end"/>
      <style:text-properties fo:font-size="18pt" style:font-size-asian="24pt" style:font-size-complex="24pt"/>
    </style:style>
    <style:style style:name="P14" style:family="paragraph">
      <style:paragraph-properties fo:text-align="start"/>
      <style:text-properties fo:font-size="18pt" style:font-size-asian="24pt" style:font-size-complex="24pt"/>
    </style:style>
    <style:style style:name="P15" style:family="paragraph">
      <style:paragraph-properties fo:text-align="start"/>
      <style:text-properties fo:font-size="18pt" fo:font-weight="bold" style:font-size-asian="24pt" style:font-weight-asian="bold" style:font-size-complex="24pt" style:font-weight-complex="bold"/>
    </style:style>
    <style:style style:name="P16" style:family="paragraph">
      <style:text-properties fo:color="#999999"/>
    </style:style>
    <style:style style:name="P17" style:family="paragraph">
      <style:text-properties fo:color="#999999" fo:font-size="18pt"/>
    </style:style>
    <style:style style:name="T1" style:family="text">
      <style:text-properties fo:font-size="36pt" style:font-size-asian="36pt" style:font-size-complex="36pt"/>
    </style:style>
    <style:style style:name="T2" style:family="text">
      <style:text-properties fo:font-size="18pt"/>
    </style:style>
    <style:style style:name="T3" style:family="text">
      <style:text-properties fo:font-size="24pt" style:font-size-asian="24pt" style:font-size-complex="24pt"/>
    </style:style>
    <style:style style:name="T4" style:family="text">
      <style:text-properties style:use-window-font-color="true" style:text-outline="false" style:text-line-through-style="none" fo:font-family="Wingdings" style:font-charset="x-symbol" fo:font-size="24pt" fo:font-style="normal" fo:text-shadow="none" style:text-underline-style="none" fo:font-weight="normal" style:letter-kerning="true" style:font-family-asian="Wingdings" style:font-charset-asian="x-symbol" style:font-size-asian="24pt" style:font-style-asian="normal" style:font-weight-asian="normal" style:font-family-complex="Wingdings" style:font-charset-complex="x-symbol" style:font-size-complex="24pt" style:font-style-complex="normal" style:font-weight-complex="normal" style:text-emphasize="none" style:font-relief="none" style:text-overline-style="none" style:text-overline-color="font-color"/>
    </style:style>
    <style:style style:name="T5" style:family="text">
      <style:text-properties fo:color="#999999" style:text-outline="false" style:text-line-through-style="none" fo:font-family="Wingdings" style:font-charset="x-symbol" fo:font-size="24pt" fo:font-style="normal" fo:text-shadow="none" style:text-underline-style="none" fo:font-weight="normal" style:letter-kerning="true" style:font-family-asian="Wingdings" style:font-charset-asian="x-symbol" style:font-size-asian="24pt" style:font-style-asian="normal" style:font-weight-asian="normal" style:font-family-complex="Wingdings" style:font-charset-complex="x-symbol" style:font-size-complex="24pt" style:font-style-complex="normal" style:font-weight-complex="normal" style:text-emphasize="none" style:font-relief="none" style:text-overline-style="none" style:text-overline-color="font-color"/>
    </style:style>
    <style:style style:name="T6" style:family="text">
      <style:text-properties fo:color="#999999" fo:font-size="24pt" style:font-size-asian="24pt" style:font-size-complex="24pt"/>
    </style:style>
    <style:style style:name="T7" style:family="text">
      <style:text-properties style:use-window-font-color="true" style:text-outline="false" style:text-line-through-style="none" fo:font-family="Arial" style:font-family-generic="swiss" style:font-pitch="variable" fo:font-size="24pt" fo:font-style="normal" fo:text-shadow="none" style:text-underline-style="none" fo:font-weight="normal" style:letter-kerning="true" style:font-family-asian="Wingdings" style:font-charset-asian="x-symbol" style:font-size-asian="24pt" style:font-style-asian="normal" style:font-weight-asian="normal" style:font-family-complex="Wingdings" style:font-charset-complex="x-symbol" style:font-size-complex="24pt" style:font-style-complex="normal" style:font-weight-complex="normal" style:text-emphasize="none" style:font-relief="none" style:text-overline-style="none" style:text-overline-color="font-color"/>
    </style:style>
    <style:style style:name="T8" style:family="text">
      <style:text-properties fo:font-weight="bold" style:font-weight-asian="bold" style:font-weight-complex="bold"/>
    </style:style>
    <style:style style:name="T9" style:family="text">
      <style:text-properties fo:color="#999999"/>
    </style:style>
    <style:style style:name="T10" style:family="text">
      <style:text-properties fo:font-size="18pt" fo:font-weight="normal" style:font-weight-asian="normal" style:font-weight-complex="normal"/>
    </style:style>
    <style:style style:name="T11" style:family="text">
      <style:text-properties fo:color="#000000" fo:font-size="18pt"/>
    </style:style>
    <style:style style:name="T12" style:family="text">
      <style:text-properties fo:color="#000000" fo:font-size="18pt" fo:font-weight="bold" style:font-weight-asian="bold" style:font-weight-complex="bold"/>
    </style:style>
    <style:style style:name="T13" style:family="text">
      <style:text-properties fo:color="#999999" fo:font-size="18pt"/>
    </style:style>
    <style:style style:name="T14" style:family="text">
      <style:text-properties fo:color="#000000" style:text-outline="false" style:text-line-through-style="none" fo:font-family="Wingdings" style:font-charset="x-symbol" fo:font-size="24pt" fo:font-style="normal" fo:text-shadow="none" style:text-underline-style="none" fo:font-weight="normal" style:letter-kerning="true" style:font-family-asian="Wingdings" style:font-charset-asian="x-symbol" style:font-size-asian="24pt" style:font-style-asian="normal" style:font-weight-asian="normal" style:font-family-complex="Wingdings" style:font-charset-complex="x-symbol" style:font-size-complex="24pt" style:font-style-complex="normal" style:font-weight-complex="normal" style:text-emphasize="none" style:font-relief="none" style:text-overline-style="none" style:text-overline-color="font-color"/>
    </style:style>
    <style:style style:name="T15" style:family="text">
      <style:text-properties fo:color="#000000" fo:font-size="24pt" style:font-size-asian="24pt" style:font-size-complex="24pt"/>
    </style:style>
    <style:style style:name="T16" style:family="text">
      <style:text-properties fo:font-size="24pt" fo:font-weight="bold" style:font-size-asian="24pt" style:font-weight-asian="bold" style:font-size-complex="24pt" style:font-weight-complex="bold"/>
    </style:style>
    <style:style style:name="T17" style:family="text">
      <style:text-properties fo:color="#000000" fo:font-size="18pt" fo:font-weight="normal" style:font-weight-asian="normal" style:font-weight-complex="normal"/>
    </style:style>
    <style:style style:name="T18" style:family="text">
      <style:text-properties style:use-window-font-color="true" style:text-outline="false" style:text-line-through-style="none" fo:font-family="Wingdings" style:font-charset="x-symbol" fo:font-size="24pt" fo:font-style="normal" fo:text-shadow="none" style:text-underline-style="none" fo:font-weight="bold" style:letter-kerning="true" style:font-family-asian="Wingdings" style:font-charset-asian="x-symbol" style:font-size-asian="24pt" style:font-style-asian="normal" style:font-weight-asian="bold" style:font-family-complex="Wingdings" style:font-charset-complex="x-symbol" style:font-size-complex="24pt" style:font-style-complex="normal" style:font-weight-complex="bold" style:text-emphasize="none" style:font-relief="none" style:text-overline-style="none" style:text-overline-color="font-color"/>
    </style:style>
    <style:style style:name="T19" style:family="text">
      <style:text-properties style:font-size-asian="24pt" style:font-size-complex="24pt"/>
    </style:style>
    <style:style style:name="T20" style:family="text">
      <style:text-properties fo:font-weight="bold" style:font-size-asian="24pt" style:font-weight-asian="bold" style:font-size-complex="24pt" style:font-weight-complex="bold"/>
    </style:style>
    <style:style style:name="T21" style:family="text">
      <style:text-properties fo:font-weight="normal" style:font-size-asian="24pt" style:font-weight-asian="normal" style:font-size-complex="24pt" style:font-weight-complex="normal"/>
    </style:style>
    <style:style style:name="T22" style:family="text">
      <style:text-properties fo:color="#999999" fo:font-size="18pt" fo:font-weight="normal" style:font-weight-asian="normal" style:font-weight-complex="normal"/>
    </style:style>
    <style:style style:name="T23" style:family="text">
      <style:text-properties fo:color="#999999" fo:font-size="18pt" fo:font-weight="bold" style:font-weight-asian="bold" style:font-weight-complex="bold"/>
    </style:style>
    <style:style style:name="T24" style:family="text">
      <style:text-properties style:use-window-font-color="true" style:text-outline="false" style:text-line-through-style="none" fo:font-family="Webdings" style:font-charset="x-symbol" fo:font-size="24pt" fo:font-style="normal" fo:text-shadow="none" style:text-underline-style="none" fo:font-weight="normal" style:letter-kerning="true" style:font-family-asian="Webdings" style:font-charset-asian="x-symbol" style:font-size-asian="24pt" style:font-style-asian="normal" style:font-weight-asian="normal" style:font-family-complex="Webdings" style:font-charset-complex="x-symbol" style:font-size-complex="24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1" draw:layer="layout" svg:width="24.5cm" svg:height="1.673cm" svg:x="2.5cm" svg:y="3.5cm">
          <draw:text-box>
            <text:p><text:span text:style-name="T1">Tervetuloa ostamaan Tracon-lippuja!</text:span></text:p>
          </draw:text-box>
        </draw:frame>
        <draw:frame draw:style-name="gr2" draw:text-style-name="P2" draw:layer="layout" svg:width="24.5cm" svg:height="3.099cm" svg:x="2.5cm" svg:y="5.5cm">
          <draw:text-box>
            <text:p><text:span text:style-name="T2">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text:span></text:p>
          </draw:text-box>
        </draw:frame>
        <draw:frame draw:style-name="gr3" draw:text-style-name="P3" draw:layer="layout" svg:width="5.113cm" svg:height="1.199cm" svg:x="21.887cm" svg:y="18.301cm">
          <draw:text-box>
            <text:p><text:span text:style-name="T3">Seuraava </text:span><text:span text:style-name="T4"></text:span></text:p>
          </draw:text-box>
        </draw:frame>
        <draw:frame draw:style-name="gr3" draw:text-style-name="P4" draw:layer="layout" svg:width="4.964cm" svg:height="1.199cm" svg:x="2.5cm" svg:y="18.301cm">
          <draw:text-box>
            <text:p><text:span text:style-name="T5"></text:span><text:span text:style-name="T6"> </text:span><text:span text:style-name="T6">Edellinen</text:span></text:p>
          </draw:text-box>
        </draw:frame>
        <draw:frame draw:style-name="gr3" draw:text-style-name="P3" draw:layer="layout" svg:width="5.353cm" svg:height="1.199cm" svg:x="8cm" svg:y="18.301cm">
          <draw:text-box>
            <text:p><text:span text:style-name="T3"><text:s/></text:span><text:span text:style-name="T4">x</text:span><text:span text:style-name="T7"> </text:span><text:span text:style-name="T3">Keskeytä</text:span></text:p>
          </draw:text-box>
        </draw:frame>
        <draw:frame draw:style-name="gr4" draw:layer="layout" svg:width="24.5cm" svg:height="1.25cm" svg:x="2.5cm" svg:y="1.5cm">
          <draw:text-box>
            <text:p><text:span text:style-name="T8">1. Tervetuloa</text:span> <text:span text:style-name="T9">» 2. Liput » 3. Lisätiedot » 4. Yhteystiedot » 5. Vahvistus</text:span></text:p>
          </draw:text-box>
        </draw:frame>
      </draw:page>
      <draw:page draw:name="page2" draw:style-name="dp1" draw:master-page-name="Default">
        <office:forms form:automatic-focus="false" form:apply-design-mode="false"/>
        <draw:frame draw:style-name="gr4" draw:text-style-name="P2" draw:layer="layout" svg:width="24.5cm" svg:height="1.25cm" svg:x="2.5cm" svg:y="1.5cm">
          <draw:text-box>
            <text:p><text:span text:style-name="T10">1. Tervetuloa</text:span><text:span text:style-name="T11"> » </text:span><text:span text:style-name="T12">2. Liput</text:span><text:span text:style-name="T13"> » 3. Lisätiedot » 4. Yhteystiedot » 5. Vahvistus</text:span></text:p>
          </draw:text-box>
        </draw:frame>
        <draw:frame draw:style-name="gr1" draw:text-style-name="P1" draw:layer="layout" svg:width="24.5cm" svg:height="1.673cm" svg:x="2.5cm" svg:y="3.5cm">
          <draw:text-box>
            <text:p><text:span text:style-name="T1">Valitse ostettavat lippupaketit</text:span></text:p>
          </draw:text-box>
        </draw:frame>
        <draw:frame draw:style-name="gr2" draw:text-style-name="P2" draw:layer="layout" svg:width="24.5cm" svg:height="3.099cm" svg:x="2.5cm" svg:y="5.5cm">
          <draw:text-box>
            <text:p><text:span text:style-name="T2">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text:span></text:p>
          </draw:text-box>
        </draw:frame>
        <draw:frame draw:style-name="gr3" draw:text-style-name="P3" draw:layer="layout" svg:width="5.113cm" svg:height="1.199cm" svg:x="21.887cm" svg:y="18.301cm">
          <draw:text-box>
            <text:p><text:span text:style-name="T3">Seuraava </text:span><text:span text:style-name="T4"></text:span></text:p>
          </draw:text-box>
        </draw:frame>
        <draw:frame draw:style-name="gr3" draw:text-style-name="P5" draw:layer="layout" svg:width="4.964cm" svg:height="1.199cm" svg:x="2.5cm" svg:y="18.301cm">
          <draw:text-box>
            <text:p><text:span text:style-name="T14"></text:span><text:span text:style-name="T15"> </text:span><text:span text:style-name="T15">Edellinen</text:span></text:p>
          </draw:text-box>
        </draw:frame>
        <draw:frame draw:style-name="gr3" draw:text-style-name="P3" draw:layer="layout" svg:width="5.353cm" svg:height="1.199cm" svg:x="8cm" svg:y="18.301cm">
          <draw:text-box>
            <text:p><text:span text:style-name="T3"><text:s/></text:span><text:span text:style-name="T4">x</text:span><text:span text:style-name="T7"> </text:span><text:span text:style-name="T3">Keskeytä</text:span></text:p>
          </draw:text-box>
        </draw:frame>
        <draw:frame draw:style-name="gr5" draw:text-style-name="P3" draw:layer="layout" svg:width="3cm" svg:height="1.195cm" svg:x="2.5cm" svg:y="9.305cm">
          <draw:text-box>
            <text:p><text:span text:style-name="T3">Lippu</text:span></text:p>
          </draw:text-box>
        </draw:frame>
        <draw:frame draw:style-name="gr5" draw:text-style-name="P3" draw:layer="layout" svg:width="6cm" svg:height="1.195cm" svg:x="15cm" svg:y="9.305cm">
          <draw:text-box>
            <text:p><text:span text:style-name="T3">Lippu ja paita</text:span></text:p>
          </draw:text-box>
        </draw:frame>
        <draw:frame draw:style-name="gr5" draw:text-style-name="P3" draw:layer="layout" svg:width="7cm" svg:height="1.195cm" svg:x="2.5cm" svg:y="13.805cm">
          <draw:text-box>
            <text:p><text:span text:style-name="T3">Lippu ja majoitus</text:span></text:p>
          </draw:text-box>
        </draw:frame>
        <draw:frame draw:style-name="gr5" draw:text-style-name="P3" draw:layer="layout" svg:width="9.5cm" svg:height="1.195cm" svg:x="15cm" svg:y="13.805cm">
          <draw:text-box>
            <text:p><text:span text:style-name="T3">Lippu, paita ja majoitus</text:span></text:p>
          </draw:text-box>
        </draw:frame>
        <draw:g>
          <draw:rect draw:style-name="gr6" draw:text-style-name="P6" draw:layer="layout" svg:width="1.5cm" svg:height="1cm" svg:x="11.5cm" svg:y="12cm">
            <text:p/>
          </draw:rect>
          <draw:frame draw:style-name="gr3" draw:layer="layout" svg:width="1.311cm" svg:height="0.963cm" svg:x="13.189cm" svg:y="12cm">
            <draw:text-box>
              <text:p>kpl</text:p>
            </draw:text-box>
          </draw:frame>
        </draw:g>
        <draw:g>
          <draw:rect draw:style-name="gr6" draw:text-style-name="P6" draw:layer="layout" svg:width="1.5cm" svg:height="1cm" svg:x="24cm" svg:y="12cm">
            <text:p/>
          </draw:rect>
          <draw:frame draw:style-name="gr3" draw:layer="layout" svg:width="1.311cm" svg:height="0.963cm" svg:x="25.689cm" svg:y="12cm">
            <draw:text-box>
              <text:p>kpl</text:p>
            </draw:text-box>
          </draw:frame>
        </draw:g>
        <draw:g>
          <draw:rect draw:style-name="gr6" draw:text-style-name="P6" draw:layer="layout" svg:width="1.5cm" svg:height="1cm" svg:x="11.5cm" svg:y="16.5cm">
            <text:p/>
          </draw:rect>
          <draw:frame draw:style-name="gr3" draw:layer="layout" svg:width="1.311cm" svg:height="0.963cm" svg:x="13.189cm" svg:y="16.5cm">
            <draw:text-box>
              <text:p>kpl</text:p>
            </draw:text-box>
          </draw:frame>
        </draw:g>
        <draw:g>
          <draw:rect draw:style-name="gr6" draw:text-style-name="P6" draw:layer="layout" svg:width="1.5cm" svg:height="1cm" svg:x="24cm" svg:y="16.5cm">
            <text:p/>
          </draw:rect>
          <draw:frame draw:style-name="gr3" draw:layer="layout" svg:width="1.311cm" svg:height="0.963cm" svg:x="25.689cm" svg:y="16.5cm">
            <draw:text-box>
              <text:p>kpl</text:p>
            </draw:text-box>
          </draw:frame>
        </draw:g>
        <draw:frame draw:style-name="gr5" draw:text-style-name="P8" draw:layer="layout" svg:width="4.5cm" svg:height="1.216cm" svg:x="10cm" svg:y="9.284cm">
          <draw:text-box>
            <text:p text:style-name="P7"><text:span text:style-name="T16">10 €</text:span></text:p>
          </draw:text-box>
        </draw:frame>
        <draw:frame draw:style-name="gr5" draw:text-style-name="P8" draw:layer="layout" svg:width="4.5cm" svg:height="1.216cm" svg:x="22.5cm" svg:y="9.284cm">
          <draw:text-box>
            <text:p text:style-name="P7"><text:span text:style-name="T16">15 €</text:span></text:p>
          </draw:text-box>
        </draw:frame>
        <draw:frame draw:style-name="gr5" draw:text-style-name="P8" draw:layer="layout" svg:width="4.5cm" svg:height="1.216cm" svg:x="10cm" svg:y="13.784cm">
          <draw:text-box>
            <text:p text:style-name="P7"><text:span text:style-name="T16">15 €</text:span></text:p>
          </draw:text-box>
        </draw:frame>
        <draw:frame draw:style-name="gr5" draw:text-style-name="P8" draw:layer="layout" svg:width="4.5cm" svg:height="1.216cm" svg:x="22.5cm" svg:y="13.784cm">
          <draw:text-box>
            <text:p text:style-name="P7"><text:span text:style-name="T16">20 €</text:span></text:p>
          </draw:text-box>
        </draw:frame>
        <draw:frame draw:style-name="gr7" draw:layer="layout" svg:width="12cm" svg:height="2.5cm" svg:x="2.5cm" svg:y="10.5cm">
          <draw:text-box>
            <text:p>Lorem ipsum dolor sit amet.</text:p>
          </draw:text-box>
        </draw:frame>
        <draw:frame draw:style-name="gr7" draw:layer="layout" svg:width="12cm" svg:height="2.5cm" svg:x="15cm" svg:y="10.5cm">
          <draw:text-box>
            <text:p>Lorem ipsum dolor sit amet, consectetur adipisicing elit.</text:p>
          </draw:text-box>
        </draw:frame>
        <draw:frame draw:style-name="gr7" draw:layer="layout" svg:width="12cm" svg:height="2.5cm" svg:x="2.5cm" svg:y="15cm">
          <draw:text-box>
            <text:p>Lorem ipsum dolor sit amet, sed do eiusmod tempor incididunt.</text:p>
          </draw:text-box>
        </draw:frame>
        <draw:frame draw:style-name="gr7" draw:layer="layout" svg:width="12cm" svg:height="2.5cm" svg:x="15cm" svg:y="15cm">
          <draw:text-box>
            <text:p>Lorem ipsum dolor sit amet, consectctur adipisicing elit, sed do eiusmod tempor incididunt.</text:p>
          </draw:text-box>
        </draw:frame>
      </draw:page>
      <draw:page draw:name="page3" draw:style-name="dp1" draw:master-page-name="Default">
        <office:forms form:automatic-focus="false" form:apply-design-mode="false"/>
        <draw:frame draw:style-name="gr4" draw:text-style-name="P2" draw:layer="layout" svg:width="24.5cm" svg:height="1.25cm" svg:x="2.5cm" svg:y="1.5cm">
          <draw:text-box>
            <text:p><text:span text:style-name="T10">1. Tervetuloa</text:span><text:span text:style-name="T11"> » </text:span><text:span text:style-name="T17">2. Liput</text:span><text:span text:style-name="T13"> </text:span><text:span text:style-name="T11">» </text:span><text:span text:style-name="T12">3. Lisätiedot</text:span><text:span text:style-name="T13"> » 4. Yhteystiedot » 5. Vahvistus</text:span></text:p>
          </draw:text-box>
        </draw:frame>
        <draw:frame draw:style-name="gr1" draw:text-style-name="P1" draw:layer="layout" svg:width="24.5cm" svg:height="1.673cm" svg:x="2.5cm" svg:y="3.5cm">
          <draw:text-box>
            <text:p><text:span text:style-name="T1">Ilmoita paitojen koot</text:span></text:p>
          </draw:text-box>
        </draw:frame>
        <draw:frame draw:style-name="gr2" draw:text-style-name="P2" draw:layer="layout" svg:width="24.5cm" svg:height="3.099cm" svg:x="2.5cm" svg:y="5.5cm">
          <draw:text-box>
            <text:p><text:span text:style-name="T2">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text:span></text:p>
          </draw:text-box>
        </draw:frame>
        <draw:frame draw:style-name="gr3" draw:text-style-name="P3" draw:layer="layout" svg:width="5.113cm" svg:height="1.199cm" svg:x="21.887cm" svg:y="18.301cm">
          <draw:text-box>
            <text:p><text:span text:style-name="T3">Seuraava </text:span><text:span text:style-name="T4"></text:span></text:p>
          </draw:text-box>
        </draw:frame>
        <draw:frame draw:style-name="gr3" draw:text-style-name="P5" draw:layer="layout" svg:width="4.964cm" svg:height="1.199cm" svg:x="2.5cm" svg:y="18.301cm">
          <draw:text-box>
            <text:p><text:span text:style-name="T14"></text:span><text:span text:style-name="T15"> </text:span><text:span text:style-name="T15">Edellinen</text:span></text:p>
          </draw:text-box>
        </draw:frame>
        <draw:frame draw:style-name="gr3" draw:text-style-name="P3" draw:layer="layout" svg:width="5.353cm" svg:height="1.199cm" svg:x="8cm" svg:y="18.301cm">
          <draw:text-box>
            <text:p><text:span text:style-name="T3"><text:s/></text:span><text:span text:style-name="T4">x</text:span><text:span text:style-name="T7"> </text:span><text:span text:style-name="T3">Keskeytä</text:span></text:p>
          </draw:text-box>
        </draw:frame>
        <draw:frame draw:style-name="gr5" draw:text-style-name="P3" draw:layer="layout" svg:width="2.5cm" svg:height="1.195cm" svg:x="2.5cm" svg:y="9.5cm">
          <draw:text-box>
            <text:p text:style-name="P3"><text:span text:style-name="T3">1.</text:span></text:p>
          </draw:text-box>
        </draw:frame>
        <draw:rect draw:style-name="gr8" draw:text-style-name="P6" draw:layer="layout" svg:width="1.5cm" svg:height="1cm" svg:x="4cm" svg:y="9.5cm">
          <text:p text:style-name="P6">M</text:p>
        </draw:rect>
        <draw:rect draw:style-name="gr8" draw:text-style-name="P10" draw:layer="layout" svg:width="1cm" svg:height="1cm" svg:x="5.5cm" svg:y="9.5cm">
          <text:p text:style-name="P9"><text:span text:style-name="T18"></text:span></text:p>
        </draw:rect>
        <draw:frame draw:style-name="gr5" draw:text-style-name="P3" draw:layer="layout" svg:width="2.5cm" svg:height="1.195cm" svg:x="2.5cm" svg:y="11cm">
          <draw:text-box>
            <text:p text:style-name="P3"><text:span text:style-name="T3">2.</text:span></text:p>
          </draw:text-box>
        </draw:frame>
        <draw:rect draw:style-name="gr8" draw:text-style-name="P6" draw:layer="layout" svg:width="1.5cm" svg:height="1cm" svg:x="4cm" svg:y="11cm">
          <text:p text:style-name="P6">M</text:p>
        </draw:rect>
        <draw:rect draw:style-name="gr8" draw:text-style-name="P10" draw:layer="layout" svg:width="1cm" svg:height="1cm" svg:x="5.5cm" svg:y="11cm">
          <text:p text:style-name="P9"><text:span text:style-name="T18"></text:span></text:p>
        </draw:rect>
        <draw:frame draw:style-name="gr5" draw:text-style-name="P3" draw:layer="layout" svg:width="2.5cm" svg:height="1.195cm" svg:x="2.5cm" svg:y="12.5cm">
          <draw:text-box>
            <text:p text:style-name="P3"><text:span text:style-name="T3">3.</text:span></text:p>
          </draw:text-box>
        </draw:frame>
        <draw:rect draw:style-name="gr8" draw:text-style-name="P6" draw:layer="layout" svg:width="1.5cm" svg:height="1cm" svg:x="4cm" svg:y="12.5cm">
          <text:p text:style-name="P6">M</text:p>
        </draw:rect>
        <draw:rect draw:style-name="gr8" draw:text-style-name="P10" draw:layer="layout" svg:width="1cm" svg:height="1cm" svg:x="5.5cm" svg:y="12.5cm">
          <text:p text:style-name="P9"><text:span text:style-name="T18"></text:span></text:p>
        </draw:rect>
        <draw:frame draw:style-name="gr5" draw:text-style-name="P3" draw:layer="layout" svg:width="2.5cm" svg:height="1.195cm" svg:x="2.5cm" svg:y="14cm">
          <draw:text-box>
            <text:p text:style-name="P3"><text:span text:style-name="T3">4.</text:span></text:p>
          </draw:text-box>
        </draw:frame>
        <draw:rect draw:style-name="gr8" draw:text-style-name="P6" draw:layer="layout" svg:width="1.5cm" svg:height="1cm" svg:x="4cm" svg:y="14cm">
          <text:p text:style-name="P6">M</text:p>
        </draw:rect>
        <draw:rect draw:style-name="gr8" draw:text-style-name="P10" draw:layer="layout" svg:width="1cm" svg:height="1cm" svg:x="5.5cm" svg:y="14cm">
          <text:p text:style-name="P9"><text:span text:style-name="T18"></text:span></text:p>
        </draw:rect>
        <draw:frame draw:style-name="gr5" draw:text-style-name="P3" draw:layer="layout" svg:width="2.5cm" svg:height="1.195cm" svg:x="2.5cm" svg:y="15.5cm">
          <draw:text-box>
            <text:p text:style-name="P3"><text:span text:style-name="T3">5.</text:span></text:p>
          </draw:text-box>
        </draw:frame>
        <draw:rect draw:style-name="gr8" draw:text-style-name="P6" draw:layer="layout" svg:width="1.5cm" svg:height="1cm" svg:x="4cm" svg:y="15.5cm">
          <text:p text:style-name="P6">M</text:p>
        </draw:rect>
        <draw:rect draw:style-name="gr8" draw:text-style-name="P10" draw:layer="layout" svg:width="1cm" svg:height="1cm" svg:x="5.5cm" svg:y="15.5cm">
          <text:p text:style-name="P9"><text:span text:style-name="T18"></text:span></text:p>
        </draw:rect>
        <draw:frame draw:style-name="gr5" draw:text-style-name="P3" draw:layer="layout" svg:width="2.5cm" svg:height="1.195cm" svg:x="15cm" svg:y="9.5cm">
          <draw:text-box>
            <text:p text:style-name="P3"><text:span text:style-name="T3">6.</text:span></text:p>
          </draw:text-box>
        </draw:frame>
        <draw:rect draw:style-name="gr8" draw:text-style-name="P6" draw:layer="layout" svg:width="1.5cm" svg:height="1cm" svg:x="16.5cm" svg:y="9.5cm">
          <text:p text:style-name="P6">M</text:p>
        </draw:rect>
        <draw:rect draw:style-name="gr8" draw:text-style-name="P10" draw:layer="layout" svg:width="1cm" svg:height="1cm" svg:x="18cm" svg:y="9.5cm">
          <text:p text:style-name="P9"><text:span text:style-name="T18"></text:span></text:p>
        </draw:rect>
        <draw:frame draw:style-name="gr5" draw:text-style-name="P3" draw:layer="layout" svg:width="2.5cm" svg:height="1.195cm" svg:x="15cm" svg:y="11cm">
          <draw:text-box>
            <text:p text:style-name="P3"><text:span text:style-name="T3">7.</text:span></text:p>
          </draw:text-box>
        </draw:frame>
        <draw:rect draw:style-name="gr8" draw:text-style-name="P6" draw:layer="layout" svg:width="1.5cm" svg:height="1cm" svg:x="16.5cm" svg:y="11cm">
          <text:p text:style-name="P6">M</text:p>
        </draw:rect>
        <draw:rect draw:style-name="gr8" draw:text-style-name="P10" draw:layer="layout" svg:width="1cm" svg:height="1cm" svg:x="18cm" svg:y="11cm">
          <text:p text:style-name="P9"><text:span text:style-name="T18"></text:span></text:p>
        </draw:rect>
        <draw:frame draw:style-name="gr5" draw:text-style-name="P3" draw:layer="layout" svg:width="2.5cm" svg:height="1.195cm" svg:x="15cm" svg:y="12.5cm">
          <draw:text-box>
            <text:p text:style-name="P3"><text:span text:style-name="T3">8.</text:span></text:p>
          </draw:text-box>
        </draw:frame>
        <draw:rect draw:style-name="gr8" draw:text-style-name="P6" draw:layer="layout" svg:width="1.5cm" svg:height="1cm" svg:x="16.5cm" svg:y="12.5cm">
          <text:p text:style-name="P6">M</text:p>
        </draw:rect>
        <draw:rect draw:style-name="gr8" draw:text-style-name="P10" draw:layer="layout" svg:width="1cm" svg:height="1cm" svg:x="18cm" svg:y="12.5cm">
          <text:p text:style-name="P9"><text:span text:style-name="T18"></text:span></text:p>
        </draw:rect>
        <draw:frame draw:style-name="gr5" draw:text-style-name="P3" draw:layer="layout" svg:width="2.5cm" svg:height="1.195cm" svg:x="15cm" svg:y="14cm">
          <draw:text-box>
            <text:p text:style-name="P3"><text:span text:style-name="T3">9.</text:span></text:p>
          </draw:text-box>
        </draw:frame>
        <draw:rect draw:style-name="gr8" draw:text-style-name="P6" draw:layer="layout" svg:width="1.5cm" svg:height="1cm" svg:x="16.5cm" svg:y="14cm">
          <text:p text:style-name="P6">M</text:p>
        </draw:rect>
        <draw:rect draw:style-name="gr8" draw:text-style-name="P10" draw:layer="layout" svg:width="1cm" svg:height="1cm" svg:x="18cm" svg:y="14cm">
          <text:p text:style-name="P9"><text:span text:style-name="T18"></text:span></text:p>
        </draw:rect>
        <draw:frame draw:style-name="gr5" draw:text-style-name="P3" draw:layer="layout" svg:width="2.5cm" svg:height="1.195cm" svg:x="15cm" svg:y="15.5cm">
          <draw:text-box>
            <text:p text:style-name="P3"><text:span text:style-name="T3">10.</text:span></text:p>
          </draw:text-box>
        </draw:frame>
        <draw:rect draw:style-name="gr8" draw:text-style-name="P6" draw:layer="layout" svg:width="1.5cm" svg:height="1cm" svg:x="16.5cm" svg:y="15.5cm">
          <text:p text:style-name="P6">M</text:p>
        </draw:rect>
        <draw:rect draw:style-name="gr8" draw:text-style-name="P10" draw:layer="layout" svg:width="1cm" svg:height="1cm" svg:x="18cm" svg:y="15.5cm">
          <text:p text:style-name="P9"><text:span text:style-name="T18"></text:span></text:p>
        </draw:rect>
        <draw:frame draw:style-name="gr5" draw:layer="layout" svg:width="5.5cm" svg:height="1cm" svg:x="0cm" svg:y="0cm">
          <draw:text-box>
            <text:p>VAIHTOEHTO 1</text:p>
          </draw:text-box>
        </draw:frame>
      </draw:page>
      <draw:page draw:name="page4" draw:style-name="dp1" draw:master-page-name="Default">
        <office:forms form:automatic-focus="false" form:apply-design-mode="false"/>
        <draw:frame draw:style-name="gr4" draw:text-style-name="P2" draw:layer="layout" svg:width="24.5cm" svg:height="1.25cm" svg:x="2.5cm" svg:y="1.5cm">
          <draw:text-box>
            <text:p><text:span text:style-name="T10">1. Tervetuloa</text:span><text:span text:style-name="T11"> » </text:span><text:span text:style-name="T17">2. Liput</text:span><text:span text:style-name="T13"> </text:span><text:span text:style-name="T11">» </text:span><text:span text:style-name="T12">3. Lisätiedot</text:span><text:span text:style-name="T13"> » 4. Yhteystiedot » 5. Vahvistus</text:span></text:p>
          </draw:text-box>
        </draw:frame>
        <draw:frame draw:style-name="gr1" draw:text-style-name="P1" draw:layer="layout" svg:width="24.5cm" svg:height="1.673cm" svg:x="2.5cm" svg:y="3.5cm">
          <draw:text-box>
            <text:p><text:span text:style-name="T1">Ilmoita paitojen koot</text:span></text:p>
          </draw:text-box>
        </draw:frame>
        <draw:frame draw:style-name="gr2" draw:text-style-name="P2" draw:layer="layout" svg:width="24.5cm" svg:height="3.099cm" svg:x="2.5cm" svg:y="5.5cm">
          <draw:text-box>
            <text:p><text:span text:style-name="T2">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text:span></text:p>
          </draw:text-box>
        </draw:frame>
        <draw:frame draw:style-name="gr3" draw:text-style-name="P3" draw:layer="layout" svg:width="5.113cm" svg:height="1.199cm" svg:x="21.887cm" svg:y="18.301cm">
          <draw:text-box>
            <text:p><text:span text:style-name="T3">Seuraava </text:span><text:span text:style-name="T4"></text:span></text:p>
          </draw:text-box>
        </draw:frame>
        <draw:frame draw:style-name="gr3" draw:text-style-name="P5" draw:layer="layout" svg:width="4.964cm" svg:height="1.199cm" svg:x="2.5cm" svg:y="18.301cm">
          <draw:text-box>
            <text:p><text:span text:style-name="T14"></text:span><text:span text:style-name="T15"> </text:span><text:span text:style-name="T15">Edellinen</text:span></text:p>
          </draw:text-box>
        </draw:frame>
        <draw:frame draw:style-name="gr3" draw:text-style-name="P3" draw:layer="layout" svg:width="5.353cm" svg:height="1.199cm" svg:x="8cm" svg:y="18.301cm">
          <draw:text-box>
            <text:p><text:span text:style-name="T3"><text:s/></text:span><text:span text:style-name="T4">x</text:span><text:span text:style-name="T7"> </text:span><text:span text:style-name="T3">Keskeytä</text:span></text:p>
          </draw:text-box>
        </draw:frame>
        <draw:frame draw:style-name="gr5" draw:text-style-name="P3" draw:layer="layout" svg:width="24.5cm" svg:height="1.195cm" svg:x="2.5cm" svg:y="11cm">
          <draw:text-box>
            <text:p text:style-name="P3"><text:span text:style-name="T3">Tavallinen</text:span><text:span text:style-name="T3"><text:tab/></text:span><text:span text:style-name="T3"><text:tab/></text:span><text:span text:style-name="T3">XS</text:span><text:span text:style-name="T3"><text:tab/></text:span><text:span text:style-name="T3"><text:tab/></text:span><text:span text:style-name="T3">S</text:span><text:span text:style-name="T3"><text:tab/></text:span><text:span text:style-name="T3"><text:tab/></text:span><text:span text:style-name="T3">M</text:span><text:span text:style-name="T3"><text:tab/></text:span><text:span text:style-name="T3"><text:tab/></text:span><text:span text:style-name="T3">L</text:span><text:span text:style-name="T3"><text:tab/></text:span><text:span text:style-name="T3"><text:tab/></text:span><text:span text:style-name="T3">XL</text:span><text:span text:style-name="T3"><text:tab/></text:span><text:span text:style-name="T3"><text:tab/></text:span><text:span text:style-name="T3">XXL</text:span><text:span text:style-name="T3"><text:tab/></text:span><text:span text:style-name="T3">XXXL</text:span></text:p>
          </draw:text-box>
        </draw:frame>
        <draw:frame draw:style-name="gr5" draw:layer="layout" svg:width="5.5cm" svg:height="1cm" svg:x="0cm" svg:y="0cm">
          <draw:text-box>
            <text:p>VAIHTOEHTO 2</text:p>
          </draw:text-box>
        </draw:frame>
        <draw:frame draw:style-name="gr5" draw:text-style-name="P3" draw:layer="layout" svg:width="24cm" svg:height="1.195cm" svg:x="2.5cm" svg:y="13.805cm">
          <draw:text-box>
            <text:p text:style-name="P3"><text:span text:style-name="T3">Ladyfit</text:span><text:span text:style-name="T3"><text:tab/></text:span><text:span text:style-name="T3"><text:tab/></text:span><text:span text:style-name="T3"><text:tab/></text:span><text:span text:style-name="T3"><text:tab/></text:span><text:span text:style-name="T3">XS</text:span><text:span text:style-name="T3"><text:tab/></text:span><text:span text:style-name="T3"><text:tab/></text:span><text:span text:style-name="T3">S</text:span><text:span text:style-name="T3"><text:tab/></text:span><text:span text:style-name="T3"><text:tab/></text:span><text:span text:style-name="T3">M</text:span><text:span text:style-name="T3"><text:tab/></text:span><text:span text:style-name="T3"><text:tab/></text:span><text:span text:style-name="T3">L</text:span><text:span text:style-name="T3"><text:tab/></text:span><text:span text:style-name="T3"><text:tab/></text:span><text:span text:style-name="T3">XL</text:span><text:span text:style-name="T3"><text:tab/></text:span><text:span text:style-name="T3"><text:tab/></text:span><text:span text:style-name="T3">XXL</text:span><text:span text:style-name="T3"><text:tab/></text:span><text:span text:style-name="T3">XXXL</text:span></text:p>
          </draw:text-box>
        </draw:frame>
        <draw:rect draw:style-name="gr6" draw:text-style-name="P6" draw:layer="layout" svg:width="2.5cm" svg:height="1cm" svg:x="9cm" svg:y="12cm">
          <text:p/>
        </draw:rect>
        <draw:rect draw:style-name="gr6" draw:text-style-name="P6" draw:layer="layout" svg:width="2.5cm" svg:height="1cm" svg:x="11.5cm" svg:y="12cm">
          <text:p/>
        </draw:rect>
        <draw:rect draw:style-name="gr6" draw:text-style-name="P6" draw:layer="layout" svg:width="2.5cm" svg:height="1cm" svg:x="14cm" svg:y="12cm">
          <text:p/>
        </draw:rect>
        <draw:rect draw:style-name="gr6" draw:text-style-name="P6" draw:layer="layout" svg:width="2.5cm" svg:height="1cm" svg:x="16.5cm" svg:y="12cm">
          <text:p/>
        </draw:rect>
        <draw:rect draw:style-name="gr6" draw:text-style-name="P6" draw:layer="layout" svg:width="2.5cm" svg:height="1cm" svg:x="19cm" svg:y="12cm">
          <text:p/>
        </draw:rect>
        <draw:rect draw:style-name="gr6" draw:text-style-name="P6" draw:layer="layout" svg:width="2.5cm" svg:height="1cm" svg:x="21.5cm" svg:y="12cm">
          <text:p/>
        </draw:rect>
        <draw:rect draw:style-name="gr6" draw:text-style-name="P6" draw:layer="layout" svg:width="2.5cm" svg:height="1cm" svg:x="24cm" svg:y="12cm">
          <text:p/>
        </draw:rect>
        <draw:rect draw:style-name="gr6" draw:text-style-name="P6" draw:layer="layout" svg:width="2.5cm" svg:height="1cm" svg:x="9cm" svg:y="15cm">
          <text:p/>
        </draw:rect>
        <draw:rect draw:style-name="gr6" draw:text-style-name="P6" draw:layer="layout" svg:width="2.5cm" svg:height="1cm" svg:x="11.5cm" svg:y="15cm">
          <text:p/>
        </draw:rect>
        <draw:rect draw:style-name="gr6" draw:text-style-name="P6" draw:layer="layout" svg:width="2.5cm" svg:height="1cm" svg:x="14cm" svg:y="15cm">
          <text:p/>
        </draw:rect>
        <draw:rect draw:style-name="gr6" draw:text-style-name="P6" draw:layer="layout" svg:width="2.5cm" svg:height="1cm" svg:x="16.5cm" svg:y="15cm">
          <text:p/>
        </draw:rect>
        <draw:rect draw:style-name="gr6" draw:text-style-name="P6" draw:layer="layout" svg:width="2.5cm" svg:height="1cm" svg:x="19cm" svg:y="15cm">
          <text:p/>
        </draw:rect>
        <draw:rect draw:style-name="gr6" draw:text-style-name="P6" draw:layer="layout" svg:width="2.5cm" svg:height="1cm" svg:x="21.5cm" svg:y="15cm">
          <text:p/>
        </draw:rect>
        <draw:rect draw:style-name="gr6" draw:text-style-name="P6" draw:layer="layout" svg:width="2.5cm" svg:height="1cm" svg:x="24cm" svg:y="15cm">
          <text:p/>
        </draw:rect>
        <draw:frame draw:style-name="gr5" draw:text-style-name="P3" draw:layer="layout" svg:width="24.5cm" svg:height="1.22cm" svg:x="2.5cm" svg:y="9.305cm">
          <draw:text-box>
            <text:p text:style-name="P3"><text:span text:style-name="T3">Paitoja</text:span><text:span text:style-name="T3"><text:tab/></text:span><text:span text:style-name="T3"><text:tab/></text:span><text:span text:style-name="T3"><text:tab/></text:span><text:span text:style-name="T16">5 kpl</text:span></text:p>
          </draw:text-box>
        </draw:frame>
      </draw:page>
      <draw:page draw:name="page5" draw:style-name="dp1" draw:master-page-name="Default">
        <office:forms form:automatic-focus="false" form:apply-design-mode="false"/>
        <draw:frame draw:style-name="gr4" draw:text-style-name="P2" draw:layer="layout" svg:width="24.5cm" svg:height="1.25cm" svg:x="2.5cm" svg:y="1.5cm">
          <draw:text-box>
            <text:p><text:span text:style-name="T10">1. Tervetuloa</text:span><text:span text:style-name="T11"> » </text:span><text:span text:style-name="T17">2. Liput</text:span><text:span text:style-name="T13"> </text:span><text:span text:style-name="T11">» </text:span><text:span text:style-name="T17">3. Lisätiedot</text:span><text:span text:style-name="T13"> </text:span><text:span text:style-name="T11">» </text:span><text:span text:style-name="T12">4. Yhteystiedot</text:span><text:span text:style-name="T13"> » 5. Vahvistus</text:span></text:p>
          </draw:text-box>
        </draw:frame>
        <draw:frame draw:style-name="gr1" draw:text-style-name="P1" draw:layer="layout" svg:width="24.5cm" svg:height="1.673cm" svg:x="2.5cm" svg:y="3.5cm">
          <draw:text-box>
            <text:p><text:span text:style-name="T1">Syötä yhteystietosi</text:span></text:p>
          </draw:text-box>
        </draw:frame>
        <draw:frame draw:style-name="gr2" draw:text-style-name="P2" draw:layer="layout" svg:width="24.5cm" svg:height="3.099cm" svg:x="2.5cm" svg:y="5.5cm">
          <draw:text-box>
            <text:p><text:span text:style-name="T2">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text:span></text:p>
          </draw:text-box>
        </draw:frame>
        <draw:frame draw:style-name="gr3" draw:text-style-name="P3" draw:layer="layout" svg:width="5.113cm" svg:height="1.199cm" svg:x="21.887cm" svg:y="18.301cm">
          <draw:text-box>
            <text:p><text:span text:style-name="T3">Seuraava </text:span><text:span text:style-name="T4"></text:span></text:p>
          </draw:text-box>
        </draw:frame>
        <draw:frame draw:style-name="gr3" draw:text-style-name="P5" draw:layer="layout" svg:width="4.964cm" svg:height="1.199cm" svg:x="2.5cm" svg:y="18.301cm">
          <draw:text-box>
            <text:p><text:span text:style-name="T14"></text:span><text:span text:style-name="T15"> </text:span><text:span text:style-name="T15">Edellinen</text:span></text:p>
          </draw:text-box>
        </draw:frame>
        <draw:frame draw:style-name="gr3" draw:text-style-name="P3" draw:layer="layout" svg:width="5.353cm" svg:height="1.199cm" svg:x="8cm" svg:y="18.301cm">
          <draw:text-box>
            <text:p><text:span text:style-name="T3"><text:s/></text:span><text:span text:style-name="T4">x</text:span><text:span text:style-name="T7"> </text:span><text:span text:style-name="T3">Keskeytä</text:span></text:p>
          </draw:text-box>
        </draw:frame>
        <draw:frame draw:style-name="gr5" draw:text-style-name="P11" draw:layer="layout" svg:width="8cm" svg:height="1cm" svg:x="2.5cm" svg:y="9.5cm">
          <draw:text-box>
            <text:p text:style-name="P11"><text:span text:style-name="T19">Nimi:</text:span></text:p>
          </draw:text-box>
        </draw:frame>
        <draw:frame draw:style-name="gr5" draw:text-style-name="P12" draw:layer="layout" svg:width="8cm" svg:height="1cm" svg:x="2.5cm" svg:y="11cm">
          <draw:text-box>
            <text:p text:style-name="P12"><text:span text:style-name="T19">Sähköpostiosoite:</text:span></text:p>
          </draw:text-box>
        </draw:frame>
        <draw:frame draw:style-name="gr5" draw:text-style-name="P12" draw:layer="layout" svg:width="8cm" svg:height="1cm" svg:x="2.5cm" svg:y="13.5cm">
          <draw:text-box>
            <text:p text:style-name="P12"><text:span text:style-name="T19">Osoite:</text:span></text:p>
          </draw:text-box>
        </draw:frame>
        <draw:frame draw:style-name="gr5" draw:text-style-name="P12" draw:layer="layout" svg:width="8cm" svg:height="1cm" svg:x="2.5cm" svg:y="15cm">
          <draw:text-box>
            <text:p text:style-name="P12"><text:span text:style-name="T19">Postinro ja -toimipaikka:</text:span></text:p>
          </draw:text-box>
        </draw:frame>
        <draw:frame draw:style-name="gr5" draw:text-style-name="P13" draw:layer="layout" svg:width="7.5cm" svg:height="1cm" svg:x="3cm" svg:y="16.5cm">
          <draw:text-box>
            <text:p text:style-name="P13"><text:span text:style-name="T19">Puhelinnumero:</text:span></text:p>
          </draw:text-box>
        </draw:frame>
        <draw:rect draw:style-name="gr8" draw:text-style-name="P6" draw:layer="layout" svg:width="15.5cm" svg:height="1cm" svg:x="11cm" svg:y="9.5cm">
          <text:p/>
        </draw:rect>
        <draw:rect draw:style-name="gr8" draw:text-style-name="P6" draw:layer="layout" svg:width="15.5cm" svg:height="1cm" svg:x="11cm" svg:y="11cm">
          <text:p/>
        </draw:rect>
        <draw:rect draw:style-name="gr8" draw:text-style-name="P6" draw:layer="layout" svg:width="15.5cm" svg:height="1cm" svg:x="11cm" svg:y="13.5cm">
          <text:p/>
        </draw:rect>
        <draw:rect draw:style-name="gr8" draw:text-style-name="P6" draw:layer="layout" svg:width="15.5cm" svg:height="1cm" svg:x="11cm" svg:y="15cm">
          <text:p/>
        </draw:rect>
        <draw:rect draw:style-name="gr8" draw:text-style-name="P6" draw:layer="layout" svg:width="15.5cm" svg:height="1cm" svg:x="11cm" svg:y="16.5cm">
          <text:p/>
        </draw:rect>
        <draw:rect draw:style-name="gr8" draw:text-style-name="P6" draw:layer="layout" svg:width="1cm" svg:height="1cm" svg:x="11cm" svg:y="12cm">
          <text:p text:style-name="P6">X</text:p>
        </draw:rect>
        <draw:frame draw:style-name="gr5" draw:text-style-name="P14" draw:layer="layout" svg:width="13cm" svg:height="1cm" svg:x="12cm" svg:y="12cm">
          <draw:text-box>
            <text:p text:style-name="P14"><text:span text:style-name="T19">Minulle saa lähettää Tracon-spämmiä</text:span></text:p>
          </draw:text-box>
        </draw:frame>
      </draw:page>
      <draw:page draw:name="page6" draw:style-name="dp1" draw:master-page-name="Default">
        <office:forms form:automatic-focus="false" form:apply-design-mode="false"/>
        <draw:frame draw:style-name="gr5" draw:text-style-name="P2" draw:layer="layout" svg:width="24.5cm" svg:height="1cm" svg:x="2.5cm" svg:y="1.5cm">
          <draw:text-box>
            <text:p><text:span text:style-name="T10">1. Tervetuloa</text:span><text:span text:style-name="T11"> » </text:span><text:span text:style-name="T17">2. Liput</text:span><text:span text:style-name="T13"> </text:span><text:span text:style-name="T11">» </text:span><text:span text:style-name="T17">3. Lisätiedot</text:span><text:span text:style-name="T13"> </text:span><text:span text:style-name="T11">» </text:span><text:span text:style-name="T17">4. Yhteystiedot</text:span><text:span text:style-name="T13"> </text:span><text:span text:style-name="T11">» </text:span><text:span text:style-name="T12">5. Vahvistus</text:span></text:p>
          </draw:text-box>
        </draw:frame>
        <draw:frame draw:style-name="gr1" draw:text-style-name="P1" draw:layer="layout" svg:width="24.5cm" svg:height="1.673cm" svg:x="2.5cm" svg:y="3.5cm">
          <draw:text-box>
            <text:p><text:span text:style-name="T1">Vahvista tilaus</text:span></text:p>
          </draw:text-box>
        </draw:frame>
        <draw:frame draw:style-name="gr2" draw:text-style-name="P2" draw:layer="layout" svg:width="24.5cm" svg:height="3.099cm" svg:x="2.5cm" svg:y="5.5cm">
          <draw:text-box>
            <text:p><text:span text:style-name="T2">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text:span></text:p>
          </draw:text-box>
        </draw:frame>
        <draw:frame draw:style-name="gr3" draw:text-style-name="P3" draw:layer="layout" svg:width="4.583cm" svg:height="1.199cm" svg:x="22.417cm" svg:y="18.301cm">
          <draw:text-box>
            <text:p><text:span text:style-name="T3">Vahvista </text:span><text:span text:style-name="T4"></text:span></text:p>
          </draw:text-box>
        </draw:frame>
        <draw:frame draw:style-name="gr3" draw:text-style-name="P5" draw:layer="layout" svg:width="4.964cm" svg:height="1.199cm" svg:x="2.5cm" svg:y="18.301cm">
          <draw:text-box>
            <text:p><text:span text:style-name="T14"></text:span><text:span text:style-name="T15"> </text:span><text:span text:style-name="T15">Edellinen</text:span></text:p>
          </draw:text-box>
        </draw:frame>
        <draw:frame draw:style-name="gr3" draw:text-style-name="P3" draw:layer="layout" svg:width="5.353cm" svg:height="1.199cm" svg:x="8cm" svg:y="18.301cm">
          <draw:text-box>
            <text:p><text:span text:style-name="T3"><text:s/></text:span><text:span text:style-name="T4">x</text:span><text:span text:style-name="T7"> </text:span><text:span text:style-name="T3">Keskeytä</text:span></text:p>
          </draw:text-box>
        </draw:frame>
        <draw:frame draw:style-name="gr9" draw:text-style-name="P14" draw:layer="layout" svg:width="12cm" svg:height="6.719cm" svg:x="2.5cm" svg:y="9.5cm">
          <draw:text-box>
            <text:p text:style-name="P14"><text:span text:style-name="T20">4 x Lippu, majoitus ja paita</text:span></text:p>
            <text:p text:style-name="P14"><text:span text:style-name="T19">Paitojen koot: XL, XXL, XXXL, XXXXL</text:span></text:p>
            <text:p text:style-name="P14"><text:span text:style-name="T19"/></text:p>
            <text:p text:style-name="P14"><text:span text:style-name="T20">1 x Lippu ja paita</text:span></text:p>
            <text:p text:style-name="P14"><text:span text:style-name="T21">Paidan koko: XXXXXL</text:span></text:p>
            <text:p text:style-name="P14"><text:span text:style-name="T21"/></text:p>
            <text:p text:style-name="P14"><text:span text:style-name="T21">Tuotteet yhteensä:</text:span><text:span text:style-name="T21"><text:tab/></text:span><text:span text:style-name="T21">95,00 €</text:span></text:p>
            <text:p text:style-name="P14"><text:span text:style-name="T21">Toimituskulut:</text:span><text:span text:style-name="T21"><text:tab/></text:span><text:span text:style-name="T21"><text:tab/></text:span><text:span text:style-name="T21"> <text:s/>1,00 €</text:span></text:p>
            <text:p text:style-name="P14"><text:span text:style-name="T20">Yhteensä:</text:span><text:span text:style-name="T21"><text:tab/></text:span><text:span text:style-name="T21"><text:tab/></text:span><text:span text:style-name="T21"><text:tab/></text:span><text:span text:style-name="T20">96,00 €</text:span></text:p>
          </draw:text-box>
        </draw:frame>
        <draw:frame draw:style-name="gr9" draw:text-style-name="P15" draw:layer="layout" svg:width="12cm" svg:height="6.5cm" svg:x="15cm" svg:y="9.5cm">
          <draw:text-box>
            <text:p text:style-name="P15"><text:span text:style-name="T20">Ahto Simakuutio</text:span></text:p>
            <text:p text:style-name="P15"><text:span text:style-name="T21">ahto.simakuutio@aikon.fi</text:span></text:p>
            <text:p text:style-name="P15"><text:span text:style-name="T21">Saa spämmätä</text:span></text:p>
            <text:p text:style-name="P15"><text:span text:style-name="T21"/></text:p>
            <text:p text:style-name="P15"><text:span text:style-name="T21">Ikuisenteekkarinkatu 7 N 300</text:span></text:p>
            <text:p text:style-name="P15"><text:span text:style-name="T21">33720 HERWOOD</text:span></text:p>
            <text:p text:style-name="P15"><text:span text:style-name="T21"/></text:p>
            <text:p text:style-name="P15"><text:span text:style-name="T21">+358 50 555 1234</text:span></text:p>
          </draw:text-box>
        </draw:frame>
      </draw:page>
      <draw:page draw:name="page7" draw:style-name="dp1" draw:master-page-name="Default">
        <office:forms form:automatic-focus="false" form:apply-design-mode="false"/>
        <draw:frame draw:style-name="gr5" draw:text-style-name="P17" draw:layer="layout" svg:width="24.5cm" svg:height="1cm" svg:x="2.5cm" svg:y="1.5cm">
          <draw:text-box>
            <text:p text:style-name="P16"><text:span text:style-name="T22">1. Tervetuloa</text:span><text:span text:style-name="T13"> » </text:span><text:span text:style-name="T22">2. Liput</text:span><text:span text:style-name="T13"> » </text:span><text:span text:style-name="T22">3. Lisätiedot</text:span><text:span text:style-name="T13"> » </text:span><text:span text:style-name="T22">4. Yhteystiedot</text:span><text:span text:style-name="T13"> » </text:span><text:span text:style-name="T22">5. Vahvistus</text:span><text:span text:style-name="T23"> </text:span></text:p>
          </draw:text-box>
        </draw:frame>
        <draw:frame draw:style-name="gr1" draw:text-style-name="P1" draw:layer="layout" svg:width="24.5cm" svg:height="1.673cm" svg:x="2.5cm" svg:y="3.5cm">
          <draw:text-box>
            <text:p><text:span text:style-name="T1">Kiitos tilauksestasi!</text:span></text:p>
          </draw:text-box>
        </draw:frame>
        <draw:frame draw:style-name="gr2" draw:text-style-name="P2" draw:layer="layout" svg:width="24.5cm" svg:height="3.099cm" svg:x="2.5cm" svg:y="5.5cm">
          <draw:text-box>
            <text:p><text:span text:style-name="T2">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text:span></text:p>
          </draw:text-box>
        </draw:frame>
        <draw:frame draw:style-name="gr9" draw:text-style-name="P14" draw:layer="layout" svg:width="12cm" svg:height="6.5cm" svg:x="2.5cm" svg:y="9.5cm">
          <draw:text-box>
            <text:p text:style-name="P14"><text:span text:style-name="T20">4 x Lippu, majoitus ja paita</text:span></text:p>
            <text:p text:style-name="P14"><text:span text:style-name="T19">Paitojen koot: XL, XXL, XXXL, XXXXL</text:span></text:p>
            <text:p text:style-name="P14"><text:span text:style-name="T19"/></text:p>
            <text:p text:style-name="P14"><text:span text:style-name="T20">1 x Lippu ja paita</text:span></text:p>
            <text:p text:style-name="P14"><text:span text:style-name="T21">Paidan koko: XXXXXL</text:span></text:p>
          </draw:text-box>
        </draw:frame>
        <draw:frame draw:style-name="gr9" draw:text-style-name="P15" draw:layer="layout" svg:width="12cm" svg:height="6.5cm" svg:x="15cm" svg:y="9.5cm">
          <draw:text-box>
            <text:p text:style-name="P15"><text:span text:style-name="T20">Ahto Simakuutio</text:span></text:p>
            <text:p text:style-name="P15"><text:span text:style-name="T21">ahto.simakuutio@aikon.fi</text:span></text:p>
            <text:p text:style-name="P15"><text:span text:style-name="T21">Saa spämmätä</text:span></text:p>
            <text:p text:style-name="P15"><text:span text:style-name="T21"/></text:p>
            <text:p text:style-name="P15"><text:span text:style-name="T21">Ikuisenteekkarinkatu 7 N 300</text:span></text:p>
            <text:p text:style-name="P15"><text:span text:style-name="T21">33720 HERWOOD</text:span></text:p>
            <text:p text:style-name="P15"><text:span text:style-name="T21"/></text:p>
            <text:p text:style-name="P15"><text:span text:style-name="T21">+358 50 555 1234</text:span></text:p>
          </draw:text-box>
        </draw:frame>
        <draw:frame draw:style-name="gr3" draw:text-style-name="P3" draw:layer="layout" svg:width="9.752cm" svg:height="1.195cm" svg:x="17.248cm" svg:y="18.305cm">
          <draw:text-box>
            <text:p><text:span text:style-name="T3">Tracon V:n kotisivuille </text:span><text:span text:style-name="T24">H</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09-07-15T21:48:10.08</meta:creation-date>
    <meta:editing-duration>PT01H53M56S</meta:editing-duration>
    <meta:editing-cycles>24</meta:editing-cycles>
    <meta:generator>OpenOffice.org/3.1$Win32 OpenOffice.org_project/310m11$Build-9399</meta:generator>
    <meta:initial-creator>Santtu Pajukanta</meta:initial-creator>
    <dc:date>2009-07-15T23:51:38.02</dc:date>
    <dc:creator>Santtu Pajukanta</dc:creator>
    <meta:document-statistic meta:object-count="129"/>
  </office:meta>
</office:document-meta>
</file>